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 Light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RTF_5f_Num_20_2">
      <style:paragraph-properties style:line-height-at-least="0.494cm" style:text-autospace="none"/>
    </style:style>
    <style:style style:name="P2" style:family="paragraph" style:parent-style-name="Standard" style:list-style-name="">
      <style:paragraph-properties style:line-height-at-least="0.494cm" style:text-autospace="none"/>
      <style:text-properties fo:color="#0070c0" style:font-name="Calibri Light1" fo:font-size="18pt" fo:language="none" fo:country="none" style:font-name-asian="Calibri Light" style:font-size-asian="18pt" style:font-name-complex="Calibri Light" style:font-size-complex="18pt"/>
    </style:style>
    <style:style style:name="P3" style:family="paragraph" style:parent-style-name="Standard" style:list-style-name="">
      <style:paragraph-properties style:line-height-at-least="0.494cm" style:text-autospace="none"/>
      <style:text-properties style:font-name="Calibri"/>
    </style:style>
    <style:style style:name="P4" style:family="paragraph" style:parent-style-name="Standard" style:list-style-name="">
      <style:paragraph-properties style:line-height-at-least="0.494cm" style:text-autospace="none"/>
      <style:text-properties style:font-name="Calibri" fo:font-size="12pt" fo:language="none" fo:country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style:line-height-at-least="0.494cm" style:text-autospace="none"/>
      <style:text-properties style:font-name="Calibri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none" fo:country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</style:style>
    <style:style style:name="P9" style:family="paragraph" style:parent-style-name="Standard" style:list-style-name="RTF_5f_Num_20_2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</style:style>
    <style:style style:name="P10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</style:style>
    <style:style style:name="P11" style:family="paragraph" style:parent-style-name="Standard" style:list-style-name="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12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none" fo:country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none" fo:country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" style:master-page-name="">
      <style:paragraph-properties fo:margin-left="0.661cm" fo:margin-right="0cm" style:line-height-at-least="0.494cm" fo:text-indent="0cm" style:auto-text-indent="false" style:page-number="auto" style:text-autospace="none"/>
      <style:text-properties style:font-name="Calibri"/>
    </style:style>
    <style:style style:name="P15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</style:style>
    <style:style style:name="P16" style:family="paragraph" style:parent-style-name="Standard" style:master-page-name="">
      <style:paragraph-properties fo:margin-left="0.688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</style:style>
    <style:style style:name="P17" style:family="paragraph" style:parent-style-name="Standard" style:master-page-name="">
      <style:paragraph-properties fo:margin-left="0.688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none" fo:country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margin-left="0.741cm" fo:margin-right="0cm" fo:text-indent="0cm" style:auto-text-indent="false" style:page-number="auto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language="none" fo:country="none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language="none" fo:country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rapport – Patrick van Batenburg</text:p>
      <text:p text:style-name="P3"/>
      <text:p text:style-name="P5">Hoe vond je jouw inbreng?</text:p>
      <text:list xml:id="list1895611402279586982" text:style-name="RTF_5f_Num_20_2">
        <text:list-item>
          <text:p text:style-name="P1"><text:span text:style-name="T1">Rol/bijdrage: Teamlid</text:span></text:p>
        </text:list-item>
      </text:list>
      <text:p text:style-name="P3"/>
      <text:list xml:id="list34414903" text:continue-numbering="true" text:style-name="RTF_5f_Num_20_2">
        <text:list-item>
          <text:p text:style-name="P1"><text:span text:style-name="T1">Wat ging goed?</text:span></text:p>
        </text:list-item>
      </text:list>
      <text:p text:style-name="P14">Samenwerken, taakverdeling en aan de planning houden.</text:p>
      <text:p text:style-name="P3"/>
      <text:list xml:id="list34410044" text:continue-numbering="true" text:style-name="RTF_5f_Num_20_2">
        <text:list-item>
          <text:p text:style-name="P1"><text:span text:style-name="T1">Wat ging minder goed?</text:span></text:p>
        </text:list-item>
      </text:list>
      <text:p text:style-name="P10"><text:span text:style-name="T1">Problemen met Microsoft Project</text:span></text:p>
      <text:p text:style-name="P3"/>
      <text:list xml:id="list34401121" text:continue-numbering="true" text:style-name="RTF_5f_Num_20_2">
        <text:list-item>
          <text:p text:style-name="P1"><text:span text:style-name="T1">Welk advies geef je aan jezelf voor de toekomst?</text:span></text:p>
        </text:list-item>
      </text:list>
      <text:p text:style-name="P11">Zoeken voor handige functies en tips bij Microsoft Project om er better mee om te gaan.</text:p>
      <text:p text:style-name="P4"/>
      <text:p text:style-name="P4"/>
      <text:p text:style-name="P6"><text:span text:style-name="T3">Hoe vond je het gaan met het projectteam?</text:span></text:p>
      <text:list xml:id="list34405891" text:continue-numbering="true" text:style-name="RTF_5f_Num_20_2">
        <text:list-item>
          <text:p text:style-name="P9"><text:span text:style-name="T2">Verliep de rolverdeling goed?</text:span></text:p>
        </text:list-item>
      </text:list>
      <text:p text:style-name="P15"><text:span text:style-name="T2">Ja, het ging goed.</text:span></text:p>
      <text:p text:style-name="P8"><text:span text:style-name="T2"/></text:p>
      <text:list xml:id="list34423781" text:continue-numbering="true" text:style-name="RTF_5f_Num_20_2">
        <text:list-item>
          <text:p text:style-name="P9"><text:span text:style-name="T2">Hoe verliep de onderlinge communicatie?</text:span></text:p>
        </text:list-item>
      </text:list>
      <text:p text:style-name="P12">De communicatie liep goed en we konden elkaar in elk moment bereik volgens de bereikbaarheidslijst die we hadden opgesteld.</text:p>
      <text:p text:style-name="P7"/>
      <text:list xml:id="list34424097" text:continue-numbering="true" text:style-name="RTF_5f_Num_20_2">
        <text:list-item>
          <text:p text:style-name="P9"><text:span text:style-name="T2">Wat ging goed?</text:span></text:p>
        </text:list-item>
      </text:list>
      <text:p text:style-name="P16"><text:span text:style-name="T2">Samenwerken, communiceren, planning en aan de afspraken houden.</text:span></text:p>
      <text:p text:style-name="P7"/>
      <text:list xml:id="list34415679" text:continue-numbering="true" text:style-name="RTF_5f_Num_20_2">
        <text:list-item>
          <text:p text:style-name="P9"><text:span text:style-name="T2">Wat ging minder goed?</text:span></text:p>
        </text:list-item>
      </text:list>
      <text:p text:style-name="P12">Alles verliep goed binnen het projectteam.</text:p>
      <text:p text:style-name="P7"/>
      <text:list xml:id="list34409510" text:continue-numbering="true" text:style-name="RTF_5f_Num_20_2">
        <text:list-item>
          <text:p text:style-name="P9"><text:span text:style-name="T2">Hoe ging men om met conflicten?</text:span></text:p>
        </text:list-item>
      </text:list>
      <text:p text:style-name="P17">Het aan het projectteam melden en vervolgens voor oplossingen zoeken.</text:p>
      <text:p text:style-name="P7"/>
      <text:list xml:id="list34405279" text:continue-numbering="true" text:style-name="RTF_5f_Num_20_2">
        <text:list-item>
          <text:p text:style-name="P9"><text:span text:style-name="T2">Welk advies geef jij aan jouw projectgroep?</text:span></text:p>
        </text:list-item>
      </text:list>
      <text:p text:style-name="P18">Ik heb verder geen op- of aanmerkingen voor het projectt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 Light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0S</meta:editing-duration>
    <meta:editing-cycles>3</meta:editing-cycles>
    <meta:generator>OpenOffice/4.1.1$Win32 OpenOffice.org_project/411m6$Build-9775</meta:generator>
    <dc:date>2015-01-21T14:25:05.03</dc:date>
    <meta:document-statistic meta:table-count="0" meta:image-count="0" meta:object-count="0" meta:page-count="1" meta:paragraph-count="22" meta:word-count="152" meta:character-count="931"/>
    <dc:creator>Patrick </dc:creator>
    <meta:user-defined meta:name="Info 1"/>
    <meta:user-defined meta:name="Info 2"/>
    <meta:user-defined meta:name="Info 3"/>
    <meta:user-defined meta:name="Info 4"/>
  </office:meta>
</office:document-meta>
</file>